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7"/>
    <style:style style:name="ce5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5" table:number-rows-spanned="1">
            <text:p>Linear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>
            <text:p>Time</text:p>
          </table:table-cell>
          <table:table-cell table:number-columns-repeated="4"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office:value-type="string">
            <text:p>Speed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Distance</text:p>
          </table:table-cell>
          <table:table-cell office:value-type="float" office:value="145">
            <text:p>145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/>
          <table:table-cell table:formula="of:=([.B4]/[.B3])" office:value-type="float" office:value="3.625">
            <text:p>3.63</text:p>
          </table:table-cell>
          <table:table-cell table:style-name="ce3" table:formula="of:=[.C4]/[.C3]" office:value-type="float" office:value="2.72">
            <text:p>2.72</text:p>
          </table:table-cell>
          <table:table-cell table:style-name="ce3" table:formula="of:=[.D4]/[.D3]" office:value-type="float" office:value="3.57142857142857">
            <text:p>3.57</text:p>
          </table:table-cell>
          <table:table-cell table:style-name="ce3" table:formula="of:=[.E4]/[.E3]" office:value-type="float" office:value="3.16666666666667">
            <text:p>3.1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formula="of:=([.A7]*[.$E$7])-[.$C$4]" office:value-type="float" office:value="67.85">
            <text:p>67.85</text:p>
          </table:table-cell>
          <table:table-cell/>
          <table:table-cell table:style-name="ce2" office:value-type="string">
            <text:p>Const</text:p>
          </table:table-cell>
          <table:table-cell table:formula="of:=5434/1000" office:value-type="float" office:value="5.434">
            <text:p>5.43</text:p>
          </table:table-cell>
          <table:table-cell table:style-name="ce5" office:value-type="float" office:value="1.485">
            <text:p>1.4850</text:p>
          </table:table-cell>
          <table:table-cell table:number-columns-repeated="4"/>
        </table:table-row>
        <table:table-row table:style-name="ro1">
          <table:table-cell table:style-name="ce2" office:value-type="float" office:value="30">
            <text:p>30</text:p>
          </table:table-cell>
          <table:table-cell table:formula="of:=([.A8]*[.$E$7])-[.$C$4]" office:value-type="float" office:value="95.02">
            <text:p>95.02</text:p>
          </table:table-cell>
          <table:table-cell table:formula="of:=[.E4]" office:value-type="float" office:value="95">
            <text:p>95</text:p>
          </table:table-cell>
          <table:table-cell office:value-type="string">
            <text:p>Val</text:p>
          </table:table-cell>
          <table:table-cell table:style-name="ce4" table:formula="of:=[.E7]*[.B5]" office:value-type="float" office:value="19.69825">
            <text:p><text:s/>138/7</text:p>
          </table:table-cell>
          <table:table-cell/>
          <table:table-cell office:value-type="string">
            <text:p>43/8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([.A9]*[.$E$7])-[.$C$4]" office:value-type="float" office:value="122.19">
            <text:p>122.19</text:p>
          </table:table-cell>
          <table:table-cell table:number-columns-repeated="8"/>
        </table:table-row>
        <table:table-row table:style-name="ro1">
          <table:table-cell table:style-name="ce2" office:value-type="float" office:value="40">
            <text:p>40</text:p>
          </table:table-cell>
          <table:table-cell table:formula="of:=([.A10]*[.$E$7])-[.$C$4]" office:value-type="float" office:value="149.36">
            <text:p>149.36</text:p>
          </table:table-cell>
          <table:table-cell table:formula="of:=[.B4]" office:value-type="float" office:value="145">
            <text:p>145</text:p>
          </table:table-cell>
          <table:table-cell table:number-columns-repeated="5"/>
          <table:table-cell office:value-type="float" office:value="30">
            <text:p>30</text:p>
          </table:table-cell>
          <table:table-cell table:formula="of:=[.I10]*(5434/1000)-[.C4]" office:value-type="float" office:value="95.02">
            <text:p>95.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table:number-columns-spanned="5" table:number-rows-spanned="1">
            <text:p>Rotation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>
            <text:p>Time</text:p>
          </table:table-cell>
          <table:table-cell table:number-columns-repeated="3"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office:value-type="string">
            <text:p>Spe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table:number-columns-repeated="6"/>
        </table:table-row>
        <table:table-row table:style-name="ro1">
          <table:table-cell office:value-type="string">
            <text:p>Angle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/>
          <table:table-cell table:number-columns-repeated="6"/>
        </table:table-row>
        <table:table-row table:style-name="ro1">
          <table:table-cell/>
          <table:table-cell table:formula="of:=[.B15]/[.B14]" office:value-type="float" office:value="4.33333333333333">
            <text:p>4.33</text:p>
          </table:table-cell>
          <table:table-cell table:formula="of:=[.C15]/[.C14]" office:value-type="float" office:value="5">
            <text:p>5</text:p>
          </table:table-cell>
          <table:table-cell table:formula="of:=[.D15]/[.D14]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eft</text:p>
          </table:table-cell>
          <table:table-cell office:value-type="string">
            <text:p>Right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30">
            <text:p>-30</text:p>
          </table:table-cell>
          <table:table-cell table:formula="of:=(VLOOKUP(ABS([.A19]);[.$A$7:.$B$10];2)*IF([.A19]&lt;0; -1; 1)-VLOOKUP(ABS([.B19]);[.$A$7:.$B$10];2)*IF([.B19]&lt;0; -1; 1))*[.$F$20]" office:value-type="float" office:value="29.9313">
            <text:p>29.93</text:p>
          </table:table-cell>
          <table:table-cell/>
          <table:table-cell table:style-name="ce2" office:value-type="string">
            <text:p>Const</text:p>
          </table:table-cell>
          <table:table-cell table:style-name="ce5" office:value-type="float" office:value="0.1575">
            <text:p>0.15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table:formula="of:=(VLOOKUP(ABS([.A20]);[.$A$7:.$B$10];2)*IF([.A20]&lt;0; -1; 1)-VLOOKUP(ABS([.B20]);[.$A$7:.$B$10];2)*IF([.B20]&lt;0; -1; 1))*[.$F$20]" office:value-type="float" office:value="47.0484">
            <text:p>47.05</text:p>
          </table:table-cell>
          <table:table-cell/>
          <table:table-cell office:value-type="string">
            <text:p>Val</text:p>
          </table:table-cell>
          <table:table-cell table:style-name="ce4" table:formula="of:=[.F19]" office:value-type="float" office:value="0.1575">
            <text:p><text:s/>1/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formula="of:=([.A19]-[.B19])*[.F20]" office:value-type="float" office:value="9.45">
            <text:p>9.45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fraction number:min-numerator-digits="1" number:min-denominato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03/10/2010</text:date>, <text:time>01:4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Stone</meta:initial-creator>
    <meta:creation-date>2010-02-24T15:44:23</meta:creation-date>
    <dc:date>2010-03-10T01:47:17</dc:date>
    <dc:creator>Andrew Stone</dc:creator>
    <meta:editing-duration>PT05H01M24S</meta:editing-duration>
    <meta:editing-cycles>12</meta:editing-cycles>
    <meta:generator>OpenOffice.org/3.1$Unix OpenOffice.org_project/310m19$Build-9420</meta:generator>
    <meta:document-statistic meta:table-count="3" meta:cell-count="67" meta:object-count="0"/>
  </office:meta>
</office:document-meta>
</file>